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8" style:family="table">
      <style:table-properties style:width="7.0861in" table:align="margins" style:writing-mode="lr-tb"/>
    </style:style>
    <style:style style:name="Table8.A" style:family="table-column">
      <style:table-column-properties style:column-width="1.1806in" style:rel-column-width="10919*"/>
    </style:style>
    <style:style style:name="Table8.B" style:family="table-column">
      <style:table-column-properties style:column-width="1.1813in" style:rel-column-width="10925*"/>
    </style:style>
    <style:style style:name="Table8.E" style:family="table-column">
      <style:table-column-properties style:column-width="1.2139in" style:rel-column-width="11227*"/>
    </style:style>
    <style:style style:name="Table8.F" style:family="table-column">
      <style:table-column-properties style:column-width="1.1486in" style:rel-column-width="1062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Standard"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ff0000" fo:font-size="12pt" fo:language="en" fo:country="US" style:font-size-asian="12pt" style:language-asian="ja" style:country-asian="JP" style:font-size-complex="12pt"/>
    </style:style>
    <style:style style:name="P6" style:family="paragraph" style:parent-style-name="Standard"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language-asian="ja" style:country-asian="JP" style:font-size-complex="12pt"/>
    </style:style>
    <style:style style:name="P8" style:family="paragraph" style:parent-style-name="Standard">
      <style:text-properties style:use-window-font-color="true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ext_20_body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style:language-asian="ja" style:country-asian="JP"/>
    </style:style>
    <style:style style:name="P13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.5in" fo:margin-right="0in" fo:text-indent="-0.25in" style:auto-text-indent="false"/>
      <style:text-properties fo:color="#ff0000" style:text-position="0% 100%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5in" fo:margin-right="0in" fo:text-indent="-0.25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color="#ff0000"/>
    </style:style>
    <style:style style:name="P19" style:family="paragraph" style:parent-style-name="Table_20_Contents">
      <style:text-properties fo:color="#ff0000" style:text-position="super 58%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style:language-complex="ar" style:country-complex="SA"/>
    </style:style>
    <style:style style:name="P21" style:family="paragraph" style:parent-style-name="Text_20_body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fo:language="en" fo:country="US" fo:font-style="italic" fo:font-weight="bold" style:language-asian="ja" style:country-asian="JP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language-complex="ar" style:country-complex="SA"/>
    </style:style>
    <style:style style:name="T8" style:family="text">
      <style:text-properties style:use-window-font-color="true" fo:language="en" fo:country="US" fo:font-style="italic" fo:font-weight="normal" style:language-asian="ja" style:country-asian="JP" style:font-style-asian="italic" style:font-weight-asian="normal" style:font-style-complex="italic" style:font-weight-complex="normal"/>
    </style:style>
    <style:style style:name="T9" style:family="text">
      <style:text-properties style:use-window-font-color="true" fo:language="en" fo:country="US" fo:font-style="italic" fo:font-weight="bold" style:language-asian="ja" style:country-asian="JP" style:font-style-asian="italic" style:font-weight-asian="bold" style:font-style-complex="italic" style:font-weight-complex="bold"/>
    </style:style>
    <style:style style:name="T10" style:family="text">
      <style:text-properties style:use-window-font-color="true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11" style:family="text">
      <style:text-properties style:use-window-font-color="true" fo:language="en" fo:country="US" fo:font-style="normal" fo:font-weight="bold" style:language-asian="ja" style:country-asian="JP" style:font-style-asian="normal" style:font-weight-asian="bold" style:font-style-complex="normal" style:font-weight-complex="bold"/>
    </style:style>
    <style:style style:name="T12" style:family="text">
      <style:text-properties style:use-window-font-color="true" fo:font-size="12pt" fo:language="en" fo:country="US" fo:font-style="italic" fo:font-weight="normal" officeooo:rsid="001cc27f" style:font-size-asian="12pt" style:language-asian="ja" style:country-asian="JP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c27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italic" fo:font-weight="bold"/>
    </style:style>
    <style:style style:name="T17" style:family="text">
      <style:text-properties fo:font-style="italic" fo:font-weight="normal" officeooo:rsid="001cc27f" style:font-style-asian="italic" style:font-weight-asian="normal" style:font-style-complex="italic" style:font-weight-complex="normal"/>
    </style:style>
    <style:style style:name="T18" style:family="text">
      <style:text-properties fo:color="#00000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xercise 1. Answer Sheet </text:p>
      <text:p text:style-name="P1"/>
      <text:p text:style-name="P1"/>
      <text:p text:style-name="P2">Student's Name: _______________________<text:tab/><text:tab/>Student's ID: _____________________</text:p>
      <text:p text:style-name="P2"/>
      <text:p text:style-name="P10"/>
      <text:p text:style-name="P10"/>
      <text:p text:style-name="P22"><text:span text:style-name="T2">Problem 1.</text:span> <text:span text:style-name="T1"><text:s/></text:span><text:span text:style-name="T12">(30 points) </text:span><text:span text:style-name="T1">For each function </text:span><text:span text:style-name="T4">f(n)</text:span><text:span text:style-name="T5"> </text:span><text:span text:style-name="T6">and time </text:span><text:span text:style-name="T4">T</text:span><text:span text:style-name="T5"> </text:span><text:span text:style-name="T6">in the following table, determine the largest size </text:span><text:span text:style-name="T5">n </text:span><text:span text:style-name="T6">of a problem that can be solved in time </text:span><text:span text:style-name="T4">T</text:span><text:span text:style-name="T5">, </text:span><text:span text:style-name="T6">assuming that the algorithm to solve the problem takes </text:span><text:span text:style-name="T4">f(n)</text:span><text:span text:style-name="T5"> </text:span><text:span text:style-name="T6">milliseconds.</text:span>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column table:style-name="Table8.F"/>
        <table:table-row>
          <table:table-cell table:style-name="Table8.A1" office:value-type="string">
            <text:p text:style-name="P21">f(n)</text:p>
          </table:table-cell>
          <table:table-cell table:style-name="Table8.A1" office:value-type="string">
            <text:p text:style-name="P17"><text:span text:style-name="T4">T = </text:span>1 <text:span text:style-name="T7">second</text:span></text:p>
          </table:table-cell>
          <table:table-cell table:style-name="Table8.A1" office:value-type="string">
            <text:p text:style-name="P17"><text:span text:style-name="T4">T = </text:span>1 <text:span text:style-name="T7">minute</text:span></text:p>
          </table:table-cell>
          <table:table-cell table:style-name="Table8.A1" office:value-type="string">
            <text:p text:style-name="P17"><text:span text:style-name="T4">T = </text:span>1 <text:span text:style-name="T7">hour</text:span></text:p>
          </table:table-cell>
          <table:table-cell table:style-name="Table8.A1" office:value-type="string">
            <text:p text:style-name="P17"><text:span text:style-name="T4">T = </text:span>1 <text:span text:style-name="T7">day</text:span></text:p>
          </table:table-cell>
          <table:table-cell table:style-name="Table8.F1" office:value-type="string">
            <text:p text:style-name="P17"><text:span text:style-name="T4">T = </text:span>1 <text:span text:style-name="T7">month </text:span></text:p>
            <text:p text:style-name="P20">(30 days)</text:p>
          </table:table-cell>
        </table:table-row>
        <table:table-row>
          <table:table-cell table:style-name="Table8.A2" office:value-type="string">
            <text:p text:style-name="P16"><draw:frame draw:style-name="fr1" draw:name="Object5" text:anchor-type="as-char" svg:width="0.2717in" svg:height="0.198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9"/>
          </table:table-cell>
          <table:table-cell table:style-name="Table8.A2" office:value-type="string">
            <text:p text:style-name="P19"/>
          </table:table-cell>
          <table:table-cell table:style-name="Table8.A2" office:value-type="string">
            <text:p text:style-name="P19"/>
          </table:table-cell>
          <table:table-cell table:style-name="Table8.F2" office:value-type="string">
            <text:p text:style-name="P19"/>
          </table:table-cell>
        </table:table-row>
        <table:table-row>
          <table:table-cell table:style-name="Table8.A2" office:value-type="string">
            <text:p text:style-name="P16">n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F2" office:value-type="string">
            <text:p text:style-name="P18"/>
          </table:table-cell>
        </table:table-row>
        <table:table-row>
          <table:table-cell table:style-name="Table8.A2" office:value-type="string">
            <text:p text:style-name="P17"><draw:frame draw:style-name="fr1" draw:name="Object2" text:anchor-type="as-char" svg:width="0.2228in" svg:height="0.2075in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F2" office:value-type="string">
            <text:p text:style-name="P18"/>
          </table:table-cell>
        </table:table-row>
        <table:table-row>
          <table:table-cell table:style-name="Table8.A2" office:value-type="string">
            <text:p text:style-name="P17"><draw:frame draw:style-name="fr1" draw:name="Object3" text:anchor-type="as-char" svg:width="0.2209in" svg:height="0.2075in" draw:z-index="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F2" office:value-type="string">
            <text:p text:style-name="P18"/>
          </table:table-cell>
        </table:table-row>
        <table:table-row>
          <table:table-cell table:style-name="Table8.A2" office:value-type="string">
            <text:p text:style-name="P17"><draw:frame draw:style-name="fr1" draw:name="Object4" text:anchor-type="as-char" svg:width="0.222in" svg:height="0.2075in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F2" office:value-type="string">
            <text:p text:style-name="P18"/>
          </table:table-cell>
        </table:table-row>
      </table:table>
      <text:p text:style-name="P4"/>
      <text:p text:style-name="P3"/>
      <text:p text:style-name="P3"/>
      <text:p text:style-name="P9"><text:span text:style-name="T3">Problem 2. </text:span><text:span text:style-name="T12">(30 points) </text:span><text:span text:style-name="T10">Consider sorting </text:span><text:span text:style-name="T9">n</text:span><text:span text:style-name="T8"> </text:span><text:span text:style-name="T10">numbers stored in array</text:span><text:span text:style-name="T8"> </text:span><text:span text:style-name="T9">A</text:span><text:span text:style-name="T10"> by first finding the smallest element of <text:s/></text:span><text:span text:style-name="T9">A</text:span><text:span text:style-name="T8"> </text:span><text:span text:style-name="T10">and exchanging it with the first element of the array, i.e. </text:span><text:span text:style-name="T9">A[1]</text:span><text:span text:style-name="T8">.</text:span><text:span text:style-name="T10"> Them find the second smallest element of </text:span><text:span text:style-name="T9">A</text:span><text:span text:style-name="T10">, and exchange it with </text:span><text:span text:style-name="T9">A[2]</text:span><text:span text:style-name="T8">. </text:span><text:span text:style-name="T10">Continue in this manner for the first </text:span><text:span text:style-name="T8">n-1 </text:span><text:span text:style-name="T10">elements of </text:span><text:span text:style-name="T8">A.</text:span><text:span text:style-name="T10"> </text:span></text:p>
      <text:p text:style-name="P8"/>
      <text:p text:style-name="Standard"><text:span text:style-name="T10"><text:tab/>a) Write a pseudo-code for this algorithm which is known as “</text:span><text:span text:style-name="T11">Selection Sort</text:span><text:span text:style-name="T10">”.</text:span></text:p>
      <text:p text:style-name="P4"/>
      <text:p text:style-name="P11"/>
      <text:p text:style-name="P13">Put your answer here.</text:p>
      <text:p text:style-name="P11"/>
      <text:p text:style-name="P11"/>
      <text:p text:style-name="P11"/>
      <text:p text:style-name="P11"><text:tab/><text:span text:style-name="T18">b) What is the time complexity of the Selection Sort algorithm?</text:span></text:p>
      <text:p text:style-name="P15"/>
      <text:p text:style-name="P14"/>
      <text:p text:style-name="P13">Put your answer here.</text:p>
      <text:p text:style-name="P12"/>
      <text:p text:style-name="P5"/>
      <text:p text:style-name="P7"><text:span text:style-name="T16">Problem 3. </text:span><text:span text:style-name="T17">(40 points)</text:span><text:span text:style-name="T14"> U</text:span><text:span text:style-name="T13">sing the pseudo-code for </text:span><text:span text:style-name="T15">Merge Sort </text:span><text:span text:style-name="T13">algorithm given at the lecture, write a program implementing the </text:span><text:span text:style-name="T15">Merge Sort </text:span><text:span text:style-name="T13">algorithm. Use any programming language you know. <text:s/>Upload your source code </text:span><text:span text:style-name="T14">with instructions how to compile/run it.</text:span><text:span text:style-name="T13"> Give the input data and the program output in the space below. </text:span></text:p>
      <text:p text:style-name="P6"/>
      <text:p text:style-name="P13">Put your answer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creator>Konstantin Markov</dc:creator>
    <dc:date>2015-04-13T12:11:02.907698722</dc:date>
    <meta:editing-cycles>26</meta:editing-cycles>
    <meta:editing-duration>PT3H44M43S</meta:editing-duration>
    <meta:generator>LibreOffice/5.1.3.2$Linux_X86_64 LibreOffice_project/10m0$Build-2</meta:generator>
    <meta:printed-by>Konstantin Markov</meta:printed-by>
    <meta:print-date>2012-05-07T19:40:17</meta:print-date>
    <meta:document-statistic meta:table-count="1" meta:image-count="0" meta:object-count="4" meta:page-count="1" meta:paragraph-count="22" meta:word-count="218" meta:character-count="1223" meta:non-whitespace-character-count="1013"/>
  </office:meta>
</office:document-meta>
</file>

<file path=Object 2/content.xml><?xml version="1.0" encoding="utf-8"?>
<math xmlns="http://www.w3.org/1998/Math/MathML">
  <semantics>
    <msup>
      <mi>n</mi>
      <mn>2</mn>
    </msup>
    <annotation encoding="StarMath 5.0">n^{2}</annotation>
  </semantics>
</math>
</file>

<file path=Object 3/content.xml><?xml version="1.0" encoding="utf-8"?>
<math xmlns="http://www.w3.org/1998/Math/MathML">
  <semantics>
    <msup>
      <mi>n</mi>
      <mn>3</mn>
    </msup>
    <annotation encoding="StarMath 5.0">n^{3}</annotation>
  </semantics>
</math>
</file>

<file path=Object 4/content.xml><?xml version="1.0" encoding="utf-8"?>
<math xmlns="http://www.w3.org/1998/Math/MathML">
  <semantics>
    <msup>
      <mn>2</mn>
      <mi>n</mi>
    </msup>
    <annotation encoding="StarMath 5.0">2^{n}</annotation>
  </semantics>
</math>
</file>

<file path=Object 5/content.xml><?xml version="1.0" encoding="utf-8"?>
<math xmlns="http://www.w3.org/1998/Math/MathML">
  <semantics>
    <msqrt>
      <mi>n</mi>
    </msqrt>
    <annotation encoding="StarMath 5.0">sqrt{n} </annotation>
  </semantics>
</math>
</file>